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e8c2" officeooo:paragraph-rsid="001be8c2"/>
    </style:style>
    <style:style style:name="P2" style:family="paragraph" style:parent-style-name="Standard" style:list-style-name="L1">
      <style:text-properties officeooo:rsid="001be8c2" officeooo:paragraph-rsid="001be8c2"/>
    </style:style>
    <style:style style:name="P3" style:family="paragraph" style:parent-style-name="Standard" style:list-style-name="L3">
      <style:text-properties officeooo:rsid="001be8c2" officeooo:paragraph-rsid="001be8c2"/>
    </style:style>
    <style:style style:name="P4" style:family="paragraph" style:parent-style-name="Standard" style:list-style-name="L1">
      <style:text-properties officeooo:paragraph-rsid="001be8c2"/>
    </style:style>
    <style:style style:name="P5" style:family="paragraph" style:parent-style-name="Standard" style:list-style-name="L3">
      <style:text-properties officeooo:paragraph-rsid="001be8c2"/>
    </style:style>
    <style:style style:name="P6" style:family="paragraph" style:parent-style-name="Standard">
      <style:text-properties officeooo:rsid="001bf10b" officeooo:paragraph-rsid="001bf10b"/>
    </style:style>
    <style:style style:name="P7" style:family="paragraph" style:parent-style-name="Standard" style:list-style-name="L4">
      <style:text-properties officeooo:rsid="001bf10b" officeooo:paragraph-rsid="001bf10b"/>
    </style:style>
    <style:style style:name="P8" style:family="paragraph" style:parent-style-name="Standard">
      <style:text-properties officeooo:rsid="001c0b44" officeooo:paragraph-rsid="001c0b44"/>
    </style:style>
    <style:style style:name="P9" style:family="paragraph" style:parent-style-name="Standard">
      <style:text-properties officeooo:rsid="001defeb" officeooo:paragraph-rsid="001defeb"/>
    </style:style>
    <style:style style:name="T1" style:family="text">
      <style:text-properties officeooo:rsid="001be8c2"/>
    </style:style>
    <style:style style:name="T2" style:family="text">
      <style:text-properties style:text-position="super 58%" officeooo:rsid="001be8c2"/>
    </style:style>
    <style:style style:name="T3" style:family="text">
      <style:text-properties style:text-position="0% 100%"/>
    </style:style>
    <style:style style:name="T4" style:family="text">
      <style:text-properties officeooo:rsid="001bf10b"/>
    </style:style>
    <style:style style:name="T5" style:family="text">
      <style:text-properties fo:color="#ce181e"/>
    </style:style>
    <style:style style:name="T6" style:family="text">
      <style:text-properties fo:color="#000000"/>
    </style:style>
    <style:style style:name="T7" style:family="text">
      <style:text-properties fo:color="#000000" style:text-position="super 58%"/>
    </style:style>
    <style:style style:name="T8" style:family="text">
      <style:text-properties fo:color="#000000" officeooo:rsid="001defeb"/>
    </style:style>
    <style:style style:name="T9" style:family="text">
      <style:text-properties fo:color="#ed1c24"/>
    </style:style>
    <style:style style:name="T10" style:family="text">
      <style:text-properties fo:color="#ed1c24" officeooo:rsid="001defeb"/>
    </style:style>
    <style:style style:name="T11" style:family="text">
      <style:text-properties fo:color="#ed1c24"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llel to the development of the main algorithm. We wanted to study if the flares from far-away stars were strong enough to be detected using this method.</text:p>
      <text:p text:style-name="P1"/>
      <text:p text:style-name="P1">To study if this was feasible, several online databases were considered. The Swift databases</text:p>
      <text:p text:style-name="P1"/>
      <text:p text:style-name="P1">In this website the most recent detected Gamma Ray Bursts (GRBs) can be seen. </text:p>
      <text:p text:style-name="P1"/>
      <text:p text:style-name="P1">GRBs are ……...bla bla bla</text:p>
      <text:p text:style-name="P1"/>
      <text:p text:style-name="P1">For each GRB, the data obtained by the satellite is given, relevant to our study, some of these parameters were:</text:p>
      <text:p text:style-name="P1"/>
      <text:list xml:id="list2360808907" text:style-name="L3">
        <text:list-item>
          <text:p text:style-name="P5"><text:span text:style-name="T1">Name of the burst. The name is given by the date it was detected, so for example, the GRB with name 190220A was detected the 20</text:span><text:span text:style-name="T2">th</text:span><text:span text:style-name="T1"> of February of 2019.</text:span></text:p>
        </text:list-item>
        <text:list-item>
          <text:p text:style-name="P3">Universal Time (UT) of the detection.</text:p>
        </text:list-item>
      </text:list>
      <text:list xml:id="list4158610895" text:style-name="L1">
        <text:list-item>
          <text:p text:style-name="P4"><text:span text:style-name="T1">Its Ra and Declination are given (), ra and dec are bla bla bla, as seen in this image.</text:span></text:p>
        </text:list-item>
        <text:list-item>
          <text:p text:style-name="P2">The fluence detected by the BAT component, in units of keV, that is.</text:p>
        </text:list-item>
        <text:list-item>
          <text:p text:style-name="P2">The UVOT magnitude</text:p>
        </text:list-item>
      </text:list>
      <text:p text:style-name="P1"/>
      <text:p text:style-name="P1">As running the GSFLAI algorithm is very costly (it’s execution may take up to 5 hours) we wanted to</text:p>
      <text:p text:style-name="P1"/>
      <text:p text:style-name="P1">Python was chosen because the problem required a quick implementation, and Python’s libraries offered a great tool to develop a simple solution as quick as possible.</text:p>
      <text:p text:style-name="P1"/>
      <text:p text:style-name="P1">In the script, the Swift website with the table of bursts is scrapped using the BeautifulSoup library, which allows .</text:p>
      <text:p text:style-name="P1"/>
      <text:p text:style-name="P1"><text:span text:style-name="T4">I</text:span>nsertion sort was used so we could insert every considered GRB into a list of sorted candidates as we were traversing the table. </text:p>
      <text:p text:style-name="P1"/>
      <text:p text:style-name="P1">For each element, <text:span text:style-name="T4">a score was computed, which was the deciding factor to determine the order of the final list. </text:span></text:p>
      <text:p text:style-name="P6">This score took into consideration two factors:</text:p>
      <text:p text:style-name="P6"/>
      <text:list xml:id="list133908566" text:style-name="L4">
        <text:list-item>
          <text:p text:style-name="P7">The strength of the burst, given by the UVOT magnitude. If this value was not available (as it was the case with many of the candidates) the BAT fluence was considered as its strength.</text:p>
          <text:p text:style-name="P7"/>
        </text:list-item>
        <text:list-item>
          <text:p text:style-name="P7">The angle between the burst and the Sun, in theory, the bursts that were having an effect on the night hemisphere would be more noticeable than those hitting the day one, where the sun would be having a bigger influence.</text:p>
        </text:list-item>
      </text:list>
      <text:p text:style-name="P6"/>
      <text:p text:style-name="P6"><text:tab/>The computation of the angle between the GRB and the Sun is done as follows: as mentioned before, we are given the Ra and Dec of the burst. Using an algorithm <text:span text:style-name="T5">(explicar origen del algoritmo) </text:span><text:span text:style-name="T6">found in planets_v2.f, the Ra and Dec of any of the planets of the Solar System (as well as the Sun) can be computed if the date (year, month, day and UT) is given.</text:span></text:p>
      <text:p text:style-name="P6"><text:span text:style-name="T6"/></text:p>
      <text:p text:style-name="P6"><text:span text:style-name="T6">The dot product of the two unit vectors obtained from gave us the angle between the burst and the Sun.</text:span></text:p>
      <text:p text:style-name="P6"><text:span text:style-name="T6"/></text:p>
      <text:p text:style-name="P6"><text:span text:style-name="T6">Regarding the distribution of weight between both factors, strength and angle, we ….</text:span></text:p>
      <text:p text:style-name="P6"><text:span text:style-name="T6"/></text:p>
      <text:p text:style-name="P8"><text:soft-page-break/><text:span text:style-name="T6">The </text:span><text:span text:style-name="T8">best 10 candidates of the </text:span><text:span text:style-name="T6">resulting sorted table </text:span><text:span text:style-name="T8">(</text:span><text:span text:style-name="T10">pie de pagina: </text:span><text:span text:style-name="T9">bursts registered up to the 26</text:span><text:span text:style-name="T11">th</text:span><text:span text:style-name="T9"> of February of 2019</text:span><text:span text:style-name="T10">)</text:span><text:span text:style-name="T6">, is shown </text:span><text:span text:style-name="T8">here:</text:span></text:p>
      <text:p text:style-name="P8"><text:span text:style-name="T8"/></text:p>
      <text:p text:style-name="P9"><text:span text:style-name="T8">W</text:span><text:span text:style-name="T6">e proceeded to study these bursts</text:spa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1:33:00.578079731</meta:creation-date>
    <dc:date>2019-02-26T16:11:22.638572967</dc:date>
    <meta:editing-duration>PT13M34S</meta:editing-duration>
    <meta:editing-cycles>5</meta:editing-cycles>
    <meta:generator>LibreOffice/6.0.7.3$Linux_X86_64 LibreOffice_project/00m0$Build-3</meta:generator>
    <meta:document-statistic meta:table-count="0" meta:image-count="0" meta:object-count="0" meta:page-count="2" meta:paragraph-count="24" meta:word-count="481" meta:character-count="2619" meta:non-whitespace-character-count="2165"/>
  </office:meta>
</office:document-meta>
</file>